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vidad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606cm" svg:height="4.517cm" svg:x="3.302cm" svg:y="5.334cm">
          <draw:text-box>
            <text:p>- Cavidades crípticas?</text:p>
            <text:p>- Diferencia con surco, etc.</text:p>
            <text:p>- Cálculo de cavidades frente a caracterización de cavidades</text:p>
            <text:p>- Cristal frente a dinámica</text:p>
            <text:p>- Software</text:p>
            <text:p>- AI? Machine Learning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>Alpha-Sphere Theory</text:p>
          </draw:text-box>
        </draw:frame>
        <draw:frame draw:style-name="gr2" draw:text-style-name="P2" draw:layer="layout" svg:width="22.352cm" svg:height="3.806cm" svg:x="2.032cm" svg:y="6.096cm">
          <draw:text-box>
            <text:p>- Sphere that contacts 4 atoms on its boundary and has no atoms inside.</text:p>
            <text:p>- Mismo radio por definición a los 4 atomos (distancia al centro).</text:p>
            <text:p>- Alpha spheres identification can be related to Voronoi decomposition of space</text:p>
            <text:p>- With heavy atom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>Voronoi Tesell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0:55:28.909790092</meta:creation-date>
    <dc:date>2019-10-07T18:50:54.992559228</dc:date>
    <meta:editing-duration>PT1H54M14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